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paragraph-rsid="001817ac"/>
    </style:style>
    <style:style style:name="P5" style:family="paragraph" style:parent-style-name="Text_20_body">
      <style:text-properties officeooo:rsid="001ed693" officeooo:paragraph-rsid="001ed693"/>
    </style:style>
    <style:style style:name="P6" style:family="paragraph" style:parent-style-name="Text_20_body">
      <style:text-properties officeooo:paragraph-rsid="001ed693"/>
    </style:style>
    <style:style style:name="P7" style:family="paragraph" style:parent-style-name="Text_20_body">
      <style:text-properties officeooo:paragraph-rsid="00209f12"/>
    </style:style>
    <style:style style:name="P8" style:family="paragraph" style:parent-style-name="Text_20_body">
      <style:text-properties officeooo:rsid="001f3d1e" officeooo:paragraph-rsid="001f3d1e"/>
    </style:style>
    <style:style style:name="P9" style:family="paragraph" style:parent-style-name="Text_20_body">
      <style:text-properties officeooo:rsid="00219b33" officeooo:paragraph-rsid="00219b33"/>
    </style:style>
    <style:style style:name="P10" style:family="paragraph" style:parent-style-name="Standard">
      <style:text-properties officeooo:rsid="0015fc4c" officeooo:paragraph-rsid="0016aed2"/>
    </style:style>
    <style:style style:name="P11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12" style:family="paragraph" style:parent-style-name="Standard">
      <style:text-properties officeooo:paragraph-rsid="0015fc4c"/>
    </style:style>
    <style:style style:name="P13" style:family="paragraph" style:parent-style-name="Standard">
      <style:paragraph-properties fo:text-align="justify" style:justify-single-word="false"/>
      <style:text-properties officeooo:paragraph-rsid="0016aed2"/>
    </style:style>
    <style:style style:name="P14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70b50"/>
    </style:style>
    <style:style style:name="T4" style:family="text">
      <style:text-properties officeooo:rsid="001ed693"/>
    </style:style>
    <style:style style:name="T5" style:family="text">
      <style:text-properties officeooo:rsid="001f22a7"/>
    </style:style>
    <style:style style:name="T6" style:family="text">
      <style:text-properties officeooo:rsid="001f3d1e"/>
    </style:style>
    <style:style style:name="T7" style:family="text">
      <style:text-properties officeooo:rsid="001fe49d"/>
    </style:style>
    <style:style style:name="T8" style:family="text">
      <style:text-properties officeooo:rsid="00209f12"/>
    </style:style>
    <style:style style:name="T9" style:family="text">
      <style:text-properties officeooo:rsid="00222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5">Gestione Pagamenti – Visualizzare Pagamenti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5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4">1.<text:span text:style-name="T4"> Paolo deve verificare che tutti </text:span><text:span text:style-name="T5">i genitori</text:span><text:span text:style-name="T4"> hanno effettuato il pagamento della retta mensile per l'iscrizione all'asilo nido.</text:span></text:p>
            <text:p text:style-name="P4">2. <text:span text:style-name="T4">Accende il PC ed avvia il software at-silo.</text:span></text:p>
            <text:p text:style-name="P4">3. <text:span text:style-name="T4">Inserisce il suo userID e la password per accedere alle funzioni dedicate al direttore.</text:span></text:p>
            <text:p text:style-name="P8">5.Paolo accede al sistema.</text:p>
            <text:p text:style-name="P8">6.Comincia a cercare la lista dei pagamenti effettuati.</text:p>
            <text:p text:style-name="P4"><text:span text:style-name="T7">7</text:span>. <text:span text:style-name="T4">Nel pannello dedicato alla gestione dei pagamenti, Paolo attiva la funzione </text:span><text:span text:style-name="T9">di</text:span><text:span text:style-name="T4"> Visualizza Pagamenti di at-silo</text:span><text:span text:style-name="T2">.</text:span></text:p>
            <text:p text:style-name="P6"><text:span text:style-name="T7">8</text:span>. <text:span text:style-name="T4">Paolo visualizza tutti gli iscritti all'asilo ed il loro stato attuale (se hanno effettuato già il pagamento della retta o devono ancora provvedere a saldare il dovuto).</text:span></text:p>
            <text:p text:style-name="P7"><text:span text:style-name="T7">9</text:span><text:span text:style-name="T6">.Paolo </text:span><text:span text:style-name="T8">seleziona gli iscritti che devono ricevere la mail.</text:span></text:p>
            <text:p text:style-name="P7"><text:span text:style-name="T8">10.Paolo invia la mail.</text:span><text:span text:style-name="T6"> </text:span></text:p>
            <text:p text:style-name="P9">11. Paolo effettua il logout dal sistema.</text:p>
          </table:table-cell>
        </table:table-row>
      </table:table>
      <text:p text:style-name="P3"><text:span text:style-name="T4"/></text:p>
      <text:p text:style-name="P2"/>
      <text:p text:style-name="P10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18T09:31:48.31</dc:date>
    <meta:editing-duration>PT1H5M4S</meta:editing-duration>
    <meta:editing-cycles>1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38" meta:character-count="887" meta:non-whitespace-character-count="762"/>
  </office:meta>
</office:document-meta>
</file>